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86fcd" officeooo:paragraph-rsid="00086fcd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7f8ad" officeooo:paragraph-rsid="0007f8ad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9900" officeooo:rsid="0007f8ad" officeooo:paragraph-rsid="0007f8ad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086fcd" officeooo:paragraph-rsid="00086fc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086fcd" officeooo:paragraph-rsid="0009a591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0000" officeooo:rsid="00086fcd" officeooo:paragraph-rsid="0009a591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0000" officeooo:rsid="00086fcd" officeooo:paragraph-rsid="001326ff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fo:font-weight="bold" officeooo:rsid="00086fcd" officeooo:paragraph-rsid="00086fcd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86fcd" officeooo:paragraph-rsid="00086fc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09214a" officeooo:paragraph-rsid="0009a591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officeooo:rsid="000e5f01" officeooo:paragraph-rsid="0009a591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0000" fo:font-weight="normal" officeooo:rsid="0012b37b" officeooo:paragraph-rsid="0009a59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0000" fo:font-weight="normal" officeooo:rsid="001326ff" officeooo:paragraph-rsid="0009a591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0000" fo:font-weight="normal" officeooo:rsid="001326ff" officeooo:paragraph-rsid="001326ff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0000" fo:font-weight="normal" officeooo:rsid="00176b80" officeooo:paragraph-rsid="00176b80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0000" fo:font-weight="normal" officeooo:rsid="0021e2dd" officeooo:paragraph-rsid="00225bff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0000" fo:font-weight="normal" officeooo:rsid="00225bff" officeooo:paragraph-rsid="00225bff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9900" officeooo:rsid="0013bd56" officeooo:paragraph-rsid="00176b80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9900" officeooo:rsid="00193a99" officeooo:paragraph-rsid="00193a99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009900" officeooo:rsid="001b4377" officeooo:paragraph-rsid="001b4377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9900" fo:font-weight="bold" officeooo:rsid="0007f8ad" officeooo:paragraph-rsid="0007f8ad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bold" officeooo:rsid="0007f8ad" officeooo:paragraph-rsid="0007f8ad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ff0000" officeooo:rsid="001b4377" officeooo:paragraph-rsid="001b4377" fo:background-color="#eeeeee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ff0000" officeooo:rsid="001e8574" officeooo:paragraph-rsid="001e8574" fo:background-color="#eeeeee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ff0000" officeooo:rsid="001f427f" officeooo:paragraph-rsid="001f427f" fo:background-color="#eeeeee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ff0000" officeooo:rsid="001f8ac1" officeooo:paragraph-rsid="001f8ac1" fo:background-color="#eeeeee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207cm"/>
        </style:tab-stops>
      </style:paragraph-properties>
      <style:text-properties fo:color="#ff0000" fo:font-weight="bold" officeooo:rsid="0021e2dd" officeooo:paragraph-rsid="0021e2dd" fo:background-color="#eeeeee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1.207cm"/>
        </style:tab-stops>
      </style:paragraph-properties>
      <style:text-properties fo:color="#000000" fo:font-weight="normal" officeooo:rsid="0012b37b" officeooo:paragraph-rsid="0009a591" style:font-weight-asian="normal" style:font-weight-complex="normal"/>
    </style:style>
    <style:style style:name="T1" style:family="text">
      <style:text-properties fo:color="#0000cc"/>
    </style:style>
    <style:style style:name="T2" style:family="text">
      <style:text-properties fo:color="#0000cc" officeooo:rsid="000c62fd"/>
    </style:style>
    <style:style style:name="T3" style:family="text">
      <style:text-properties fo:color="#0000cc" fo:font-weight="bold" style:font-weight-asian="bold" style:font-weight-complex="bold"/>
    </style:style>
    <style:style style:name="T4" style:family="text">
      <style:text-properties fo:color="#0000cc" fo:font-weight="bold" officeooo:rsid="00104e19" style:font-weight-asian="bold" style:font-weight-complex="bold"/>
    </style:style>
    <style:style style:name="T5" style:family="text">
      <style:text-properties fo:color="#0000cc" fo:font-weight="bold" officeooo:rsid="0009a591" style:font-weight-asian="bold" style:font-weight-complex="bold"/>
    </style:style>
    <style:style style:name="T6" style:family="text">
      <style:text-properties fo:color="#0000cc" fo:font-weight="bold" officeooo:rsid="000c5c93" style:font-weight-asian="bold" style:font-weight-complex="bold"/>
    </style:style>
    <style:style style:name="T7" style:family="text">
      <style:text-properties fo:color="#0000cc" fo:font-weight="bold" officeooo:rsid="000c62fd" style:font-weight-asian="bold" style:font-weight-complex="bold"/>
    </style:style>
    <style:style style:name="T8" style:family="text">
      <style:text-properties fo:color="#0000cc" fo:font-weight="bold" officeooo:rsid="000cfa80" style:font-weight-asian="bold" style:font-weight-complex="bold"/>
    </style:style>
    <style:style style:name="T9" style:family="text">
      <style:text-properties fo:color="#0000cc" fo:font-weight="bold" officeooo:rsid="000e5f01" style:font-weight-asian="bold" style:font-weight-complex="bold"/>
    </style:style>
    <style:style style:name="T10" style:family="text">
      <style:text-properties fo:color="#0000cc" fo:font-weight="bold" officeooo:rsid="001326ff" style:font-weight-asian="bold" style:font-weight-complex="bold"/>
    </style:style>
    <style:style style:name="T11" style:family="text">
      <style:text-properties fo:color="#0000cc" fo:font-weight="bold" fo:background-color="#eeeeee" loext:char-shading-value="0" style:font-weight-asian="bold" style:font-weight-complex="bold"/>
    </style:style>
    <style:style style:name="T12" style:family="text">
      <style:text-properties fo:color="#0000cc" fo:font-weight="bold" officeooo:rsid="000c5c93" fo:background-color="#eeeeee" loext:char-shading-value="0" style:font-weight-asian="bold" style:font-weight-complex="bold"/>
    </style:style>
    <style:style style:name="T13" style:family="text">
      <style:text-properties fo:color="#0000cc" fo:font-weight="bold" officeooo:rsid="0009a591" fo:background-color="#eeeeee" loext:char-shading-value="0" style:font-weight-asian="bold" style:font-weight-complex="bold"/>
    </style:style>
    <style:style style:name="T14" style:family="text">
      <style:text-properties fo:color="#0000cc" fo:font-weight="bold" officeooo:rsid="000c62fd" fo:background-color="#eeeeee" loext:char-shading-value="0" style:font-weight-asian="bold" style:font-weight-complex="bold"/>
    </style:style>
    <style:style style:name="T15" style:family="text">
      <style:text-properties fo:color="#0000cc" fo:font-weight="bold" officeooo:rsid="000c62fd" fo:background-color="#eeeeee" loext:char-shading-value="0" style:font-weight-asian="bold" style:font-weight-complex="bold"/>
    </style:style>
    <style:style style:name="T16" style:family="text">
      <style:text-properties fo:color="#0000cc" fo:font-weight="bold" officeooo:rsid="000cfa80" fo:background-color="#eeeeee" loext:char-shading-value="0" style:font-weight-asian="bold" style:font-weight-complex="bold"/>
    </style:style>
    <style:style style:name="T17" style:family="text">
      <style:text-properties fo:color="#0000cc" fo:font-weight="bold" officeooo:rsid="000cfa80" fo:background-color="#eeeeee" loext:char-shading-value="0" style:font-weight-asian="bold" style:font-weight-complex="bold"/>
    </style:style>
    <style:style style:name="T18" style:family="text">
      <style:text-properties fo:color="#0000cc" fo:font-weight="bold" officeooo:rsid="000e5f01" fo:background-color="#eeeeee" loext:char-shading-value="0" style:font-weight-asian="bold" style:font-weight-complex="bold"/>
    </style:style>
    <style:style style:name="T19" style:family="text">
      <style:text-properties fo:color="#0000cc" fo:font-weight="bold" officeooo:rsid="000e5f01" fo:background-color="#eeeeee" loext:char-shading-value="0" style:font-weight-asian="bold" style:font-weight-complex="bold"/>
    </style:style>
    <style:style style:name="T20" style:family="text">
      <style:text-properties fo:color="#0000cc" fo:font-weight="bold" officeooo:rsid="00104e19" fo:background-color="#eeeeee" loext:char-shading-value="0" style:font-weight-asian="bold" style:font-weight-complex="bold"/>
    </style:style>
    <style:style style:name="T21" style:family="text">
      <style:text-properties fo:color="#0000cc" fo:font-weight="bold" officeooo:rsid="00104e19" fo:background-color="#eeeeee" loext:char-shading-value="0" style:font-weight-asian="bold" style:font-weight-complex="bold"/>
    </style:style>
    <style:style style:name="T22" style:family="text">
      <style:text-properties fo:color="#0000cc" fo:font-weight="bold" officeooo:rsid="001326ff" fo:background-color="#eeeeee" loext:char-shading-value="0" style:font-weight-asian="bold" style:font-weight-complex="bold"/>
    </style:style>
    <style:style style:name="T23" style:family="text">
      <style:text-properties fo:color="#0000cc" fo:font-weight="bold" officeooo:rsid="001326ff" fo:background-color="#eeeeee" loext:char-shading-value="0" style:font-weight-asian="bold" style:font-weight-complex="bold"/>
    </style:style>
    <style:style style:name="T24" style:family="text">
      <style:text-properties fo:color="#0000cc" fo:font-weight="bold" officeooo:rsid="0009a591" fo:background-color="transparent" loext:char-shading-value="0" style:font-weight-asian="bold" style:font-weight-complex="bold"/>
    </style:style>
    <style:style style:name="T25" style:family="text">
      <style:text-properties fo:color="#0000cc" fo:font-weight="bold" officeooo:rsid="0009a591" fo:background-color="transparent" loext:char-shading-value="0" style:font-weight-asian="bold" style:font-weight-complex="bold"/>
    </style:style>
    <style:style style:name="T26" style:family="text">
      <style:text-properties fo:color="#0000cc" fo:font-weight="bold" officeooo:rsid="000c5c93" fo:background-color="transparent" loext:char-shading-value="0" style:font-weight-asian="bold" style:font-weight-complex="bold"/>
    </style:style>
    <style:style style:name="T27" style:family="text">
      <style:text-properties fo:color="#0000cc" fo:font-weight="bold" officeooo:rsid="000c5c93" fo:background-color="transparent" loext:char-shading-value="0" style:font-weight-asian="bold" style:font-weight-complex="bold"/>
    </style:style>
    <style:style style:name="T28" style:family="text">
      <style:text-properties fo:color="#009900"/>
    </style:style>
    <style:style style:name="T29" style:family="text">
      <style:text-properties fo:color="#009900" officeooo:rsid="0009a591"/>
    </style:style>
    <style:style style:name="T30" style:family="text">
      <style:text-properties fo:color="#009900" fo:font-weight="bold" style:font-weight-asian="bold" style:font-weight-complex="bold"/>
    </style:style>
    <style:style style:name="T31" style:family="text">
      <style:text-properties fo:color="#009900" fo:font-weight="bold" officeooo:rsid="0009a591" style:font-weight-asian="bold" style:font-weight-complex="bold"/>
    </style:style>
    <style:style style:name="T32" style:family="text">
      <style:text-properties fo:color="#009900" fo:font-weight="bold" officeooo:rsid="0009a591" fo:background-color="transparent" loext:char-shading-value="0" style:font-weight-asian="bold" style:font-weight-complex="bold"/>
    </style:style>
    <style:style style:name="T33" style:family="text">
      <style:text-properties fo:color="#009900" fo:font-weight="bold" officeooo:rsid="0009a591" fo:background-color="transparent" loext:char-shading-value="0" style:font-weight-asian="bold" style:font-weight-complex="bold"/>
    </style:style>
    <style:style style:name="T34" style:family="text">
      <style:text-properties fo:color="#009900" fo:font-weight="bold" fo:background-color="#eeeeee" loext:char-shading-value="0" style:font-weight-asian="bold" style:font-weight-complex="bold"/>
    </style:style>
    <style:style style:name="T35" style:family="text">
      <style:text-properties fo:color="#009900" fo:font-weight="bold" officeooo:rsid="0009a591" fo:background-color="#eeeeee" loext:char-shading-value="0" style:font-weight-asian="bold" style:font-weight-complex="bold"/>
    </style:style>
    <style:style style:name="T36" style:family="text">
      <style:text-properties fo:color="#009900" fo:font-weight="bold" fo:background-color="#eeeeee" loext:char-shading-value="0" style:font-weight-asian="bold" style:font-weight-complex="bold"/>
    </style:style>
    <style:style style:name="T37" style:family="text">
      <style:text-properties fo:color="#ff0000"/>
    </style:style>
    <style:style style:name="T38" style:family="text">
      <style:text-properties fo:color="#ff0000" fo:font-weight="bold" officeooo:rsid="00104e19" style:font-weight-asian="bold" style:font-weight-complex="bold"/>
    </style:style>
    <style:style style:name="T39" style:family="text">
      <style:text-properties fo:color="#ff0000" fo:font-weight="bold" fo:background-color="#eeeeee" loext:char-shading-value="0" style:font-weight-asian="bold" style:font-weight-complex="bold"/>
    </style:style>
    <style:style style:name="T40" style:family="text">
      <style:text-properties fo:color="#ff0000" fo:font-weight="bold" officeooo:rsid="00104e19" fo:background-color="#eeeeee" loext:char-shading-value="0" style:font-weight-asian="bold" style:font-weight-complex="bold"/>
    </style:style>
    <style:style style:name="T41" style:family="text">
      <style:text-properties fo:color="#ff0000" fo:font-weight="bold" officeooo:rsid="00104e19" fo:background-color="#eeeeee" loext:char-shading-value="0" style:font-weight-asian="bold" style:font-weight-complex="bold"/>
    </style:style>
    <style:style style:name="T42" style:family="text">
      <style:text-properties fo:language="zxx" fo:country="none" style:language-asian="zxx" style:country-asian="none" style:language-complex="zxx" style:country-complex="none"/>
    </style:style>
    <style:style style:name="T43" style:family="text">
      <style:text-properties fo:language="zxx" fo:country="none" fo:font-weight="normal" officeooo:rsid="001d1954" style:language-asian="zxx" style:country-asian="none" style:font-weight-asian="normal" style:language-complex="zxx" style:country-complex="none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0c5c93" style:font-weight-asian="bold" style:font-weight-complex="bold"/>
    </style:style>
    <style:style style:name="T46" style:family="text">
      <style:text-properties fo:font-weight="bold" officeooo:rsid="00104e19" style:font-weight-asian="bold" style:font-weight-complex="bold"/>
    </style:style>
    <style:style style:name="T47" style:family="text">
      <style:text-properties fo:font-weight="bold" officeooo:rsid="0009a591" style:font-weight-asian="bold" style:font-weight-complex="bold"/>
    </style:style>
    <style:style style:name="T48" style:family="text">
      <style:text-properties fo:font-weight="bold" officeooo:rsid="000c62fd" style:font-weight-asian="bold" style:font-weight-complex="bold"/>
    </style:style>
    <style:style style:name="T49" style:family="text">
      <style:text-properties fo:font-weight="bold" officeooo:rsid="001326ff" style:font-weight-asian="bold" style:font-weight-complex="bold"/>
    </style:style>
    <style:style style:name="T50" style:family="text">
      <style:text-properties fo:font-weight="bold" fo:background-color="#eeeeee" loext:char-shading-value="0" style:font-weight-asian="bold" style:font-weight-complex="bold"/>
    </style:style>
    <style:style style:name="T51" style:family="text">
      <style:text-properties fo:font-weight="bold" officeooo:rsid="0009a591" fo:background-color="#eeeeee" loext:char-shading-value="0" style:font-weight-asian="bold" style:font-weight-complex="bold"/>
    </style:style>
    <style:style style:name="T52" style:family="text">
      <style:text-properties fo:font-weight="bold" officeooo:rsid="00104e19" fo:background-color="#eeeeee" loext:char-shading-value="0" style:font-weight-asian="bold" style:font-weight-complex="bold"/>
    </style:style>
    <style:style style:name="T53" style:family="text">
      <style:text-properties fo:font-weight="bold" officeooo:rsid="00104e19" fo:background-color="#eeeeee" loext:char-shading-value="0" style:font-weight-asian="bold" style:font-weight-complex="bold"/>
    </style:style>
    <style:style style:name="T54" style:family="text">
      <style:text-properties fo:font-weight="bold" officeooo:rsid="001326ff" fo:background-color="#eeeeee" loext:char-shading-value="0" style:font-weight-asian="bold" style:font-weight-complex="bold"/>
    </style:style>
    <style:style style:name="T55" style:family="text">
      <style:text-properties fo:font-weight="bold" officeooo:rsid="001326ff" fo:background-color="#eeeeee" loext:char-shading-value="0" style:font-weight-asian="bold" style:font-weight-complex="bold"/>
    </style:style>
    <style:style style:name="T56" style:family="text">
      <style:text-properties fo:font-weight="bold" fo:background-color="transparent" loext:char-shading-value="0" style:font-weight-asian="bold" style:font-weight-complex="bold"/>
    </style:style>
    <style:style style:name="T57" style:family="text">
      <style:text-properties fo:font-weight="bold" officeooo:rsid="0009a591" fo:background-color="transparent" loext:char-shading-value="0" style:font-weight-asian="bold" style:font-weight-complex="bold"/>
    </style:style>
    <style:style style:name="T58" style:family="text">
      <style:text-properties fo:font-weight="bold" officeooo:rsid="0009a591" fo:background-color="transparent" loext:char-shading-value="0" style:font-weight-asian="bold" style:font-weight-complex="bold"/>
    </style:style>
    <style:style style:name="T59" style:family="text">
      <style:text-properties fo:color="#000000"/>
    </style:style>
    <style:style style:name="T60" style:family="text">
      <style:text-properties fo:color="#000000" fo:font-weight="normal" style:font-weight-asian="normal" style:font-weight-complex="normal"/>
    </style:style>
    <style:style style:name="T61" style:family="text">
      <style:text-properties fo:color="#000000" fo:font-weight="normal" officeooo:rsid="00176b80" style:font-weight-asian="normal" style:font-weight-complex="normal"/>
    </style:style>
    <style:style style:name="T62" style:family="text">
      <style:text-properties fo:color="#000000" fo:font-weight="normal" officeooo:rsid="00194efa" style:font-weight-asian="normal" style:font-weight-complex="normal"/>
    </style:style>
    <style:style style:name="T63" style:family="text">
      <style:text-properties fo:color="#000000" fo:font-weight="normal" officeooo:rsid="001e8574" style:font-weight-asian="normal" style:font-weight-complex="normal"/>
    </style:style>
    <style:style style:name="T64" style:family="text">
      <style:text-properties fo:color="#000000" fo:font-weight="normal" officeooo:rsid="001f427f" style:font-weight-asian="normal" style:font-weight-complex="normal"/>
    </style:style>
    <style:style style:name="T65" style:family="text">
      <style:text-properties fo:color="#000000" fo:font-weight="normal" officeooo:rsid="00194efa" fo:background-color="#eeeeee" loext:char-shading-value="0" style:font-weight-asian="normal" style:font-weight-complex="normal"/>
    </style:style>
    <style:style style:name="T66" style:family="text">
      <style:text-properties fo:color="#000000" fo:font-weight="normal" officeooo:rsid="001b4377" fo:background-color="#eeeeee" loext:char-shading-value="0" style:font-weight-asian="normal" style:font-weight-complex="normal"/>
    </style:style>
    <style:style style:name="T67" style:family="text">
      <style:text-properties fo:color="#000000" fo:font-weight="normal" fo:background-color="transparent" loext:char-shading-value="0" style:font-weight-asian="normal" style:font-weight-complex="normal"/>
    </style:style>
    <style:style style:name="T68" style:family="text">
      <style:text-properties fo:color="#000000" fo:font-weight="normal" officeooo:rsid="00194efa" fo:background-color="transparent" loext:char-shading-value="0" style:font-weight-asian="normal" style:font-weight-complex="normal"/>
    </style:style>
    <style:style style:name="T69" style:family="text">
      <style:text-properties fo:color="#000000" fo:font-weight="normal" officeooo:rsid="001ac20a" fo:background-color="transparent" loext:char-shading-value="0" style:font-weight-asian="normal" style:font-weight-complex="normal"/>
    </style:style>
    <style:style style:name="T70" style:family="text">
      <style:text-properties fo:color="#000000" fo:font-weight="normal" officeooo:rsid="001b4377" fo:background-color="transparent" loext:char-shading-value="0" style:font-weight-asian="normal" style:font-weight-complex="normal"/>
    </style:style>
    <style:style style:name="T71" style:family="text">
      <style:text-properties fo:color="#000000" fo:font-weight="normal" fo:background-color="transparent" loext:char-shading-value="0" style:font-weight-asian="normal" style:font-weight-complex="normal"/>
    </style:style>
    <style:style style:name="T72" style:family="text">
      <style:text-properties fo:color="#000000" fo:font-weight="normal" officeooo:rsid="001d1954" fo:background-color="transparent" loext:char-shading-value="0" style:font-weight-asian="normal" style:font-weight-complex="normal"/>
    </style:style>
    <style:style style:name="T73" style:family="text">
      <style:text-properties fo:color="#000000" fo:font-weight="normal" officeooo:rsid="001d1954" fo:background-color="transparent" loext:char-shading-value="0" style:font-weight-asian="normal" style:font-weight-complex="normal"/>
    </style:style>
    <style:style style:name="T74" style:family="text">
      <style:text-properties fo:color="#000000" fo:font-weight="normal" officeooo:rsid="001dab5e" fo:background-color="transparent" loext:char-shading-value="0" style:font-weight-asian="normal" style:font-weight-complex="normal"/>
    </style:style>
    <style:style style:name="T75" style:family="text">
      <style:text-properties fo:color="#000000" fo:font-weight="normal" officeooo:rsid="001e8574" fo:background-color="transparent" loext:char-shading-value="0" style:font-weight-asian="normal" style:font-weight-complex="normal"/>
    </style:style>
    <style:style style:name="T76" style:family="text">
      <style:text-properties fo:color="#000000" fo:font-weight="normal" officeooo:rsid="001f427f" fo:background-color="transparent" loext:char-shading-value="0" style:font-weight-asian="normal" style:font-weight-complex="normal"/>
    </style:style>
    <style:style style:name="T77" style:family="text">
      <style:text-properties fo:color="#000000" fo:font-weight="normal" officeooo:rsid="001f8c12" fo:background-color="transparent" loext:char-shading-value="0" style:font-weight-asian="normal" style:font-weight-complex="normal"/>
    </style:style>
    <style:style style:name="T78" style:family="text">
      <style:text-properties fo:color="#000000" fo:font-weight="normal" officeooo:rsid="0020d0b6" fo:background-color="transparent" loext:char-shading-value="0" style:font-weight-asian="normal" style:font-weight-complex="normal"/>
    </style:style>
    <style:style style:name="T79" style:family="text">
      <style:text-properties fo:color="#000000" fo:font-weight="normal" officeooo:rsid="0021e2dd" fo:background-color="transparent" loext:char-shading-value="0" style:font-weight-asian="normal" style:font-weight-complex="normal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fo:font-weight="bold" officeooo:rsid="00176b80" style:font-weight-asian="bold" style:font-weight-complex="bold"/>
    </style:style>
    <style:style style:name="T82" style:family="text">
      <style:text-properties fo:color="#000000" fo:font-weight="bold" officeooo:rsid="001e8574" style:font-weight-asian="bold" style:font-weight-complex="bold"/>
    </style:style>
    <style:style style:name="T83" style:family="text">
      <style:text-properties fo:color="#000000" fo:font-weight="bold" officeooo:rsid="001f427f" style:font-weight-asian="bold" style:font-weight-complex="bold"/>
    </style:style>
    <style:style style:name="T84" style:family="text">
      <style:text-properties fo:color="#000000" fo:font-weight="bold" officeooo:rsid="00194efa" fo:background-color="#eeeeee" loext:char-shading-value="0" style:font-weight-asian="bold" style:font-weight-complex="bold"/>
    </style:style>
    <style:style style:name="T85" style:family="text">
      <style:text-properties fo:color="#000000" fo:font-weight="bold" officeooo:rsid="001b4377" fo:background-color="#eeeeee" loext:char-shading-value="0" style:font-weight-asian="bold" style:font-weight-complex="bold"/>
    </style:style>
    <style:style style:name="T86" style:family="text">
      <style:text-properties fo:color="#000000" fo:font-weight="bold" fo:background-color="#eeeeee" loext:char-shading-value="0" style:font-weight-asian="bold" style:font-weight-complex="bold"/>
    </style:style>
    <style:style style:name="T87" style:family="text">
      <style:text-properties fo:color="#000000" fo:font-weight="bold" officeooo:rsid="001f427f" fo:background-color="transparent" loext:char-shading-value="0" style:font-weight-asian="bold" style:font-weight-complex="bold"/>
    </style:style>
    <style:style style:name="T88" style:family="text">
      <style:text-properties fo:color="#000000" fo:font-weight="bold" officeooo:rsid="0020d0b6" fo:background-color="transparent" loext:char-shading-value="0" style:font-weight-asian="bold" style:font-weight-complex="bold"/>
    </style:style>
    <style:style style:name="T89" style:family="text">
      <style:text-properties fo:color="#000000" officeooo:rsid="0021e2dd"/>
    </style:style>
    <style:style style:name="T90" style:family="text">
      <style:text-properties officeooo:rsid="0009a591"/>
    </style:style>
    <style:style style:name="T91" style:family="text">
      <style:text-properties officeooo:rsid="000c5c93"/>
    </style:style>
    <style:style style:name="T92" style:family="text">
      <style:text-properties officeooo:rsid="000c62fd"/>
    </style:style>
    <style:style style:name="T93" style:family="text">
      <style:text-properties officeooo:rsid="000cfa80"/>
    </style:style>
    <style:style style:name="T94" style:family="text">
      <style:text-properties officeooo:rsid="000e5f01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104e19" style:font-weight-asian="normal" style:font-weight-complex="normal"/>
    </style:style>
    <style:style style:name="T97" style:family="text">
      <style:text-properties fo:font-weight="normal" officeooo:rsid="001227a7" style:font-weight-asian="normal" style:font-weight-complex="normal"/>
    </style:style>
    <style:style style:name="T98" style:family="text">
      <style:text-properties fo:font-weight="normal" officeooo:rsid="0012b37b" style:font-weight-asian="normal" style:font-weight-complex="normal"/>
    </style:style>
    <style:style style:name="T99" style:family="text">
      <style:text-properties fo:font-weight="normal" officeooo:rsid="001326ff" style:font-weight-asian="normal" style:font-weight-complex="normal"/>
    </style:style>
    <style:style style:name="T100" style:family="text">
      <style:text-properties fo:font-weight="normal" officeooo:rsid="001d1954" style:font-weight-asian="normal" style:font-weight-complex="normal"/>
    </style:style>
    <style:style style:name="T101" style:family="text">
      <style:text-properties fo:font-weight="normal" officeooo:rsid="001227a7" fo:background-color="#eeeeee" loext:char-shading-value="0" style:font-weight-asian="normal" style:font-weight-complex="normal"/>
    </style:style>
    <style:style style:name="T102" style:family="text">
      <style:text-properties fo:font-weight="normal" officeooo:rsid="001227a7" fo:background-color="#eeeeee" loext:char-shading-value="0" style:font-weight-asian="normal" style:font-weight-complex="normal"/>
    </style:style>
    <style:style style:name="T103" style:family="text">
      <style:text-properties fo:font-weight="normal" officeooo:rsid="001326ff" fo:background-color="#eeeeee" loext:char-shading-value="0" style:font-weight-asian="normal" style:font-weight-complex="normal"/>
    </style:style>
    <style:style style:name="T104" style:family="text">
      <style:text-properties fo:font-weight="normal" officeooo:rsid="001326ff" fo:background-color="#eeeeee" loext:char-shading-value="0" style:font-weight-asian="normal" style:font-weight-complex="normal"/>
    </style:style>
    <style:style style:name="T105" style:family="text">
      <style:text-properties fo:color="#009933"/>
    </style:style>
    <style:style style:name="T106" style:family="text">
      <style:text-properties fo:color="#009933" fo:font-weight="bold" style:font-weight-asian="bold" style:font-weight-complex="bold"/>
    </style:style>
    <style:style style:name="T107" style:family="text">
      <style:text-properties fo:color="#009933" fo:font-weight="bold" officeooo:rsid="00194efa" fo:background-color="#eeeeee" loext:char-shading-value="0" style:font-weight-asian="bold" style:font-weight-complex="bold"/>
    </style:style>
    <style:style style:name="T108" style:family="text">
      <style:text-properties fo:color="#009933" fo:font-weight="bold" fo:background-color="#eeeeee" loext:char-shading-value="0" style:font-weight-asian="bold" style:font-weight-complex="bold"/>
    </style:style>
    <style:style style:name="T109" style:family="text">
      <style:text-properties fo:color="#009933" fo:font-weight="bold" fo:background-color="transparent" loext:char-shading-value="0" style:font-weight-asian="bold" style:font-weight-complex="bold"/>
    </style:style>
    <style:style style:name="T110" style:family="text">
      <style:text-properties fo:background-color="transparent" loext:char-shading-value="0"/>
    </style:style>
    <style:style style:name="T111" style:family="text">
      <style:text-properties officeooo:rsid="00225bff" fo:background-color="transparent" loext:char-shading-value="0"/>
    </style:style>
    <style:style style:name="T112" style:family="text">
      <style:text-properties style:text-underline-style="solid" style:text-underline-type="double" style:text-underline-width="auto" style:text-underline-color="font-color"/>
    </style:style>
    <style:style style:name="T113" style:family="text">
      <style:text-properties style:text-underline-style="solid" style:text-underline-type="double" style:text-underline-width="auto" style:text-underline-color="font-color" fo:background-color="transparent" loext:char-shading-value="0"/>
    </style:style>
    <style:style style:name="T114" style:family="text">
      <style:text-properties style:text-underline-style="none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ва 1:Начало работы с С++</text:p>
      <text:p text:style-name="P9"/>
      <text:p text:style-name="P9">Раздел 1.1: Hello World</text:p>
      <text:p text:style-name="P9"/>
      <text:p text:style-name="P2">Эта программа печатает Hello World в стандартный поток вывода(терминал)</text:p>
      <text:p text:style-name="P2"/>
      <text:p text:style-name="P21"># <text:span text:style-name="T42">include</text:span> &lt;iostream&gt;</text:p>
      <text:p text:style-name="P22"><text:span text:style-name="T1">int </text:span>main()</text:p>
      <text:p text:style-name="P21">{</text:p>
      <text:p text:style-name="P22"><text:tab/>std<text:span text:style-name="T28">::</text:span><text:span text:style-name="T1">cout&lt;&lt;</text:span><text:span text:style-name="T37">“Hello World !“</text:span>&lt;&lt;<text:span text:style-name="T1">std::endl;</text:span></text:p>
      <text:p text:style-name="P21">}</text:p>
      <text:p text:style-name="P3"/>
      <text:p text:style-name="P8">Разбор</text:p>
      <text:p text:style-name="P4"/>
      <text:p text:style-name="P4">Давайте исследуем каждую часть этого кода в деталях:</text:p>
      <text:p text:style-name="P4"/>
      <text:p text:style-name="P4"><text:span text:style-name="T36">#include &lt;iostream&gt;</text:span> является <text:span text:style-name="T44">директивой препроцессора </text:span>которая включает содержимое из стандартного заголовочного файла iostream.</text:p>
      <text:p text:style-name="P4"/>
      <text:p text:style-name="P10">iostream стандартный заголовочный файл который содержит определения <text:s/>стандартного потока <text:tab/>ввода-вывода. Эти определения включены в пространство-имен std, объяснено ниже.</text:p>
      <text:p text:style-name="P5"/>
      <text:p text:style-name="P10">Стандартный поток ввода-вывода предоставляет программам пути получения ввода-вывода из <text:tab/>внешних систем – обычно terminal. </text:p>
      <text:p text:style-name="P5"/>
      <text:p text:style-name="P5"><text:span text:style-name="T13">int</text:span><text:span text:style-name="T51"> main</text:span><text:span text:style-name="T35">() { … }</text:span><text:span text:style-name="T29"> </text:span><text:span text:style-name="T90">определяет новую функцию с именем main. По соглашению функция main вызывается <text:s/>при запуске программы. В программе на С++ должна быть только одна функция </text:span></text:p>
      <text:p text:style-name="P5"><text:span text:style-name="T91">main, и она должна всегда возвращать значение типа</text:span><text:span text:style-name="T45"> </text:span><text:span text:style-name="T12">int</text:span><text:span text:style-name="T91">.</text:span></text:p>
      <text:p text:style-name="P5"/>
      <text:p text:style-name="P5"><text:span text:style-name="T91">Здесь</text:span><text:span text:style-name="T45"> </text:span><text:span text:style-name="T12">int</text:span><text:span text:style-name="T91"> это тип возвращаемого значения функции. Значение возвращаемое функцией main есть </text:span></text:p>
      <text:p text:style-name="P5"><text:span text:style-name="T45">код выхода</text:span><text:span text:style-name="T91">.</text:span></text:p>
      <text:p text:style-name="P5"><text:tab/></text:p>
      <text:p text:style-name="P5"><text:span text:style-name="T92">По соглашению код выхода</text:span><text:span text:style-name="T48"> </text:span><text:span text:style-name="T15">0</text:span><text:span text:style-name="T92"> или </text:span><text:span text:style-name="T15">EXIT_SUCCESS</text:span><text:span text:style-name="T2"> </text:span><text:span text:style-name="T92">интерпретируется системой как успешное выполнение программы. Другой код выхода ассоциируется с ошибкой.</text:span></text:p>
      <text:p text:style-name="P5"/>
      <text:p text:style-name="P5"><text:span text:style-name="T93">Если не указывать </text:span><text:span text:style-name="T17">return</text:span><text:span text:style-name="T93">, функция main по умолчанию вернет 0. В этом примере нам не надо явно писать </text:span><text:span text:style-name="T17">return 0;</text:span><text:span text:style-name="T93">.</text:span></text:p>
      <text:p text:style-name="P5"/>
      <text:p text:style-name="P5"><text:span text:style-name="T94">Все другие функции, кроме тех которые возвращают тип </text:span><text:span text:style-name="T19">void</text:span><text:span text:style-name="T94">, должны явно возвращать значение в </text:span></text:p>
      <text:p text:style-name="P11">соответствии с их возвращаемым значением, или иначе вообще не должны возвращать.</text:p>
      <text:p text:style-name="P5"/>
      <text:p text:style-name="P5"/>
      <text:p text:style-name="P5"><text:span text:style-name="T53">std::</text:span><text:span text:style-name="T21">cout &lt;&lt;</text:span><text:span text:style-name="T41">“Hello World!“</text:span><text:span text:style-name="T21">&lt;&lt;</text:span><text:span text:style-name="T53"> std</text:span><text:span text:style-name="T21">::endl; </text:span><text:span text:style-name="T96">печатает в стандартный поток ввода-вывода “Hello World!“:</text:span></text:p>
      <text:p text:style-name="P6"><text:span text:style-name="T97">std это пространство-имен,и</text:span><text:span text:style-name="T102"> ::</text:span><text:span text:style-name="T97"> </text:span><text:span text:style-name="T98">является оператором разрешения пространств имен, который <text:tab/>позволяет искать объекты внутри пространства имен.</text:span></text:p>
      <text:p text:style-name="P12"/>
      <text:p text:style-name="P6"><text:span text:style-name="T98">Существует множество пространств имен. Здесь мы используем :: </text:span><text:span text:style-name="T99">чтобы показать что мы хотим <text:s/>использовать </text:span><text:span text:style-name="T23">cout</text:span><text:span text:style-name="T10"> </text:span><text:span text:style-name="T99">из пространства имен std.</text:span></text:p>
      <text:p text:style-name="P13"/>
      <text:p text:style-name="P7"><text:span text:style-name="T55">std::</text:span><text:span text:style-name="T23">cout</text:span><text:span text:style-name="T104"> </text:span><text:span text:style-name="T99">является объектом стандартного потока ввода-вывода, определенного в iostream, и этот объект печатает в стандартный вывод(</text:span><text:span text:style-name="T23">stdout</text:span><text:span text:style-name="T99">). </text:span></text:p>
      <text:p text:style-name="P14"/>
      <text:p text:style-name="P18"><text:span text:style-name="T49">&lt;</text:span><text:span text:style-name="T44">&lt;</text:span><text:span text:style-name="T95"> </text:span><text:span text:style-name="T60">в </text:span><text:span text:style-name="T61">этом <text:s/>контексте является </text:span><text:span text:style-name="T81">оператором ввода в поток</text:span><text:span text:style-name="T61">, так называемый потому что вставляет объект в потоковый объект.</text:span></text:p>
      <text:p text:style-name="P18"><text:span text:style-name="T61"/></text:p>
      <text:p text:style-name="P18"><text:span text:style-name="T61"/></text:p>
      <text:p text:style-name="P19"><text:span text:style-name="T61">С</text:span><text:span text:style-name="T60">тандартная библиотека определяет </text:span><text:span text:style-name="T108">&lt;&lt;</text:span><text:span text:style-name="T60"> </text:span><text:span text:style-name="T62">как оператор <text:s/>выполняющий вставку в поток вывода данных конкретного типа. </text:span><text:span text:style-name="T65"><text:s/></text:span><text:span text:style-name="T84">stream </text:span><text:span text:style-name="T107">&lt;&lt;</text:span><text:span text:style-name="T65"> </text:span><text:span text:style-name="T84"><text:s/>content</text:span><text:span text:style-name="T65"> <text:s/></text:span><text:span text:style-name="T68">вставляет </text:span><text:span text:style-name="T85">сcontent </text:span><text:span text:style-name="T66">(</text:span><text:span text:style-name="T65">содержимое</text:span><text:span text:style-name="T66">)</text:span><text:span text:style-name="T68"> внутрь потока </text:span><text:span text:style-name="T69">и возвращает обновленный (очищенный буфер выводного потока) поток. </text:span><text:span text:style-name="T70">Это позволяет позволяет вставкам в поток быть</text:span></text:p>
      <text:p text:style-name="P20"><text:span text:style-name="T71">сцепленными; </text:span><text:span text:style-name="T86">std</text:span><text:span text:style-name="T11">::cout</text:span><text:span text:style-name="T108">&lt;&lt;</text:span><text:span text:style-name="T39">“Foo“</text:span><text:span text:style-name="T108">&lt;&lt;</text:span><text:span text:style-name="T39">“Bar“</text:span><text:span text:style-name="T108">; </text:span><text:span text:style-name="T73">выводит в консоль FooBar.</text:span></text:p>
      <text:p text:style-name="P20"><text:span text:style-name="T73"/></text:p>
      <text:p text:style-name="P23"><text:span text:style-name="T100">“Hello </text:span><text:span text:style-name="T43">World</text:span><text:span text:style-name="T100">!“ </text:span><text:span text:style-name="T72"><text:s text:c="3"/></text:span><text:span text:style-name="T74">это строка символов, или текстовый литерал. </text:span><text:span text:style-name="T75">Функция ввода строковых литералов в поток вывода определена в файле </text:span><text:span text:style-name="T82">iostream</text:span><text:span text:style-name="T63"> </text:span><text:span text:style-name="T75">.</text:span></text:p>
      <text:p text:style-name="P23"><text:span text:style-name="T75"/></text:p>
      <text:p text:style-name="P24"><text:span text:style-name="T80">std</text:span><text:span text:style-name="T106">::endl</text:span><text:span text:style-name="T67"> это специальный объект-</text:span><text:span text:style-name="T87">манипулятор потока ввода-вывода</text:span><text:span text:style-name="T76">,также определённый в файле </text:span><text:span text:style-name="T83">iostream</text:span><text:span text:style-name="T76">.</text:span></text:p>
      <text:p text:style-name="P25"><text:span text:style-name="T67">Вставка манипулятора внутрь потока, изменяет состояние потока.</text:span></text:p>
      <text:p text:style-name="P25"><text:span text:style-name="T67"/></text:p>
      <text:p text:style-name="P26"><text:span text:style-name="T67">Потоковый манипулятор </text:span><text:span text:style-name="T80">std::</text:span><text:span text:style-name="T3">endl </text:span><text:span text:style-name="T67"><text:s/>делает две вещи: первое это он вставляет в поток символ окончания строки и пото</text:span><text:span text:style-name="T77">м он проталкивает буфер потока (в операционную систему для дальнейшей обработки) тем самым заставляя текст отобразиться в консоли. </text:span><text:span text:style-name="T78">Это обеспечивает(гарантирует) что данные переданные в поток,на самом деле появятся в консоли.(Данные потока обычно хранятся в буфере до тех пор пока не произойдёт </text:span><text:span text:style-name="T88">flush</text:span><text:span text:style-name="T78">(принудительное (немедленное/сразу) проталкивание данных из буфера)</text:span></text:p>
      <text:p text:style-name="P25"><text:span text:style-name="T67"/></text:p>
      <text:p text:style-name="P25"><text:span text:style-name="T67"/></text:p>
      <text:p text:style-name="P25"><text:span text:style-name="T67"><text:s/></text:span><text:span text:style-name="T79">Альтернативный метод который избегает проталкивания буфера:</text:span></text:p>
      <text:p text:style-name="P27"><text:span text:style-name="T89">s</text:span><text:span text:style-name="T59">td::</text:span><text:span text:style-name="T1">cout</text:span><text:span text:style-name="T105">&lt;&lt;</text:span><text:span text:style-name="T59"> </text:span>“Hello World!<text:span text:style-name="T59"> </text:span><text:span text:style-name="T1">\n</text:span>“<text:span text:style-name="T105">;</text:span></text:p>
      <text:p text:style-name="P15"><text:s/></text:p>
      <text:p text:style-name="P16">Где <text:span text:style-name="T50">\n</text:span><text:span text:style-name="T56"> </text:span><text:span text:style-name="T110">является </text:span><text:span text:style-name="T114">пробельной-</text:span><text:span text:style-name="T110">символьной последовательностью </text:span><text:span text:style-name="T111">новой строки.</text:span></text:p>
      <text:p text:style-name="P16"><text:span text:style-name="T111"/></text:p>
      <text:p text:style-name="P17"><text:span text:style-name="T110">Точка с запятой ( </text:span><text:span text:style-name="T108">;</text:span><text:span text:style-name="T110"> ) уведомляет компилятор о том что оператор завершен.</text:span></text:p>
      <text:p text:style-name="P17"><text:span text:style-name="T110">Все операторы и объявления классов требуют заканчивающей точки с запятой.</text:span></text:p>
      <text:p text:style-name="P17"><text:span text:style-name="T110"/></text:p>
      <text:p text:style-name="P17"><text:span text:style-name="T110">Раздел 1.2:</text:span></text:p>
      <text:p text:style-name="P17"><text:span text:style-name="T110"/></text:p>
      <text:p text:style-name="P17"><text:span text:style-name="T110"/></text:p>
      <text:p text:style-name="P17"><text:span text:style-name="T110"/></text:p>
      <text:p text:style-name="P16"><text:span text:style-name="T111"/></text:p>
      <text:p text:style-name="P16"><text:span text:style-name="T111"/></text:p>
      <text:p text:style-name="P14"/>
      <text:p text:style-name="P14"/>
      <text:p text:style-name="P14"/>
      <text:p text:style-name="P14"/>
      <text:p text:style-name="P2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06cm" fo:margin-bottom="0.004cm" fo:margin-left="0.529cm" fo:margin-right="0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6:05:45.825431935</meta:creation-date>
    <meta:generator>LibreOffice/5.1.6.2$Linux_X86_64 LibreOffice_project/10m0$Build-2</meta:generator>
    <dc:date>2018-02-16T15:22:52.463360846</dc:date>
    <meta:editing-duration>PT17M1S</meta:editing-duration>
    <meta:editing-cycles>3</meta:editing-cycles>
    <meta:document-statistic meta:table-count="0" meta:image-count="0" meta:object-count="0" meta:page-count="1" meta:paragraph-count="40" meta:word-count="461" meta:character-count="3507" meta:non-whitespace-character-count="3059"/>
  </office:meta>
</office:document-meta>
</file>